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8.25pt" officeooo:rsid="00164bf0" officeooo:paragraph-rsid="00164bf0" style:font-size-asian="16pt" style:font-size-complex="18.25pt"/>
    </style:style>
    <style:style style:name="P2" style:family="paragraph" style:parent-style-name="Standard">
      <style:text-properties fo:font-size="18.25pt" style:font-size-asian="16pt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public class MyServletLitenter implements HttpSessionListener {</text:p>
            <text:p text:style-name="P1"><text:s text:c="4"/></text:p>
            <text:p text:style-name="P1"><text:tab/></text:p>
            <text:p text:style-name="P1"><text:tab/>@Override</text:p>
            <text:p text:style-name="P1"><text:tab/>public void sessionCreated(HttpSessionEvent se) {</text:p>
            <text:p text:style-name="P1"><text:tab/><text:tab/>System.out.println("session被创建");</text:p>
            <text:p text:style-name="P1"><text:tab/><text:tab/>countPerson(se.getSession().getServletContext(), true);</text:p>
            <text:p text:style-name="P1"/>
            <text:p text:style-name="P1"><text:tab/>}</text:p>
            <text:p text:style-name="P1"/>
            <text:p text:style-name="P1"><text:tab/>@Override</text:p>
            <text:p text:style-name="P1"><text:tab/>public void sessionDestroyed(HttpSessionEvent se) {</text:p>
            <text:p text:style-name="P1"><text:tab/><text:tab/>System.out.println("session被销毁");</text:p>
            <text:p text:style-name="P1"><text:tab/><text:tab/>countPerson(se.getSession().getServletContext(), false);</text:p>
            <text:p text:style-name="P1"><text:s text:c="5"/></text:p>
            <text:p text:style-name="P1"><text:tab/>}</text:p>
            <text:p text:style-name="P1"><text:tab/>//变更在线的人数</text:p>
            <text:p text:style-name="P1"><text:s text:c="4"/>public void countPerson(ServletContext sc,boolean isAdd){</text:p>
            <text:p text:style-name="P1"><text:s text:c="4"/><text:tab/>//为了防止多线程并发加锁</text:p>
            <text:p text:style-name="P1"><text:s text:c="4"/><text:tab/>synchronized (sc) {</text:p>
            <text:p text:style-name="P1"><text:s text:c="4"/><text:tab/><text:tab/>//获得当前在线人数</text:p>
            <text:p text:style-name="P1"><text:s text:c="4"/><text:tab/><text:tab/>Integer count=(Integer)sc.getAttribute("count");</text:p>
            <text:p text:style-name="P1"><text:s text:c="4"/><text:tab/><text:tab/>if(isAdd){</text:p>
            <text:p text:style-name="P1"><text:s text:c="4"/><text:tab/><text:tab/><text:tab/>sc.setAttribute("count", ++count);</text:p>
            <text:p text:style-name="P1"><text:s text:c="4"/><text:tab/><text:tab/>}else{</text:p>
            <text:p text:style-name="P1"><text:s text:c="4"/><text:tab/><text:tab/><text:tab/>sc.setAttribute("count", --count);</text:p>
            <text:p text:style-name="P1"><text:s text:c="4"/><text:tab/><text:tab/>}</text:p>
            <text:p text:style-name="P1"><text:tab/><text:tab/>}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4S</meta:editing-duration>
    <meta:editing-cycles>4</meta:editing-cycles>
    <meta:generator>LibreOffice/5.3.0.3$Windows_X86_64 LibreOffice_project/7074905676c47b82bbcfbea1aeefc84afe1c50e1</meta:generator>
    <dc:date>2018-03-21T19:01:18.698000000</dc:date>
    <meta:document-statistic meta:table-count="1" meta:image-count="0" meta:object-count="0" meta:page-count="1" meta:paragraph-count="26" meta:word-count="82" meta:character-count="687" meta:non-whitespace-character-count="578"/>
    <meta:user-defined meta:name="Info 1"/>
    <meta:user-defined meta:name="Info 2"/>
    <meta:user-defined meta:name="Info 3"/>
    <meta:user-defined meta:name="Info 4"/>
  </office:meta>
</office:document-meta>
</file>